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normal" officeooo:rsid="0013c70a" officeooo:paragraph-rsid="0013c70a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3c70a" officeooo:paragraph-rsid="0013c70a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3c70a" officeooo:paragraph-rsid="0014edf0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144f1f" officeooo:paragraph-rsid="00144f1f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14edf0" officeooo:paragraph-rsid="00144f1f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1901a7" officeooo:paragraph-rsid="001901a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226b76" officeooo:paragraph-rsid="00226b76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226b76" officeooo:paragraph-rsid="0031ac22"/>
    </style:style>
    <style:style style:name="P9" style:family="paragraph" style:parent-style-name="Preformatted_20_Text">
      <style:text-properties style:font-name="Arial" fo:font-size="12pt" style:font-size-asian="12pt" style:font-size-complex="12pt"/>
    </style:style>
    <style:style style:name="P10" style:family="paragraph" style:parent-style-name="Preformatted_20_Text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Arial" fo:font-size="12pt" style:font-size-asian="12pt" style:font-size-complex="12pt"/>
    </style:style>
    <style:style style:name="P11" style:family="paragraph" style:parent-style-name="Preformatted_20_Text">
      <loext:graphic-properties draw:fill="none"/>
      <style:paragraph-properties fo:margin-left="1cm" fo:margin-right="0cm" fo:text-indent="0cm" style:auto-text-indent="false" fo:background-color="transparent"/>
      <style:text-properties style:font-name="Arial" fo:font-size="12pt" style:font-size-asian="12pt" style:font-size-complex="12pt"/>
    </style:style>
    <style:style style:name="P12" style:family="paragraph" style:parent-style-name="Preformatted_20_Text">
      <loext:graphic-properties draw:fill="none"/>
      <style:paragraph-properties fo:margin-left="1cm" fo:margin-right="0cm" fo:margin-top="0cm" fo:margin-bottom="0.499cm" style:contextual-spacing="false" fo:text-indent="0cm" style:auto-text-indent="false" fo:background-color="transparent"/>
      <style:text-properties style:font-name="Arial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rsid="00226b76" officeooo:paragraph-rsid="00226b76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226b76" officeooo:paragraph-rsid="0031ac2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paragraph-rsid="0031ac22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officeooo:rsid="00389769" officeooo:paragraph-rsid="00389769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1ea854" officeooo:paragraph-rsid="0014edf0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Arial" officeooo:rsid="0015fee4" officeooo:paragraph-rsid="0014edf0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15fee4" officeooo:paragraph-rsid="0014edf0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3a98d6" officeooo:paragraph-rsid="003a98d6"/>
    </style:style>
    <style:style style:name="P21" style:family="paragraph" style:parent-style-name="Standard">
      <style:paragraph-properties fo:text-align="start" style:justify-single-word="false"/>
      <style:text-properties style:font-name="Arial" officeooo:paragraph-rsid="00226b76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cm" style:auto-text-indent="false" style:page-number="auto" fo:background-color="transparent"/>
      <style:text-properties officeooo:paragraph-rsid="0014edf0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Arial" officeooo:rsid="0015fee4" officeooo:paragraph-rsid="0014edf0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3a98d6" officeooo:paragraph-rsid="0014edf0"/>
    </style:style>
    <style:style style:name="P25" style:family="paragraph" style:parent-style-name="Standard">
      <style:paragraph-properties fo:text-align="start" style:justify-single-word="false"/>
      <style:text-properties style:font-name="Arial" officeooo:rsid="00226b76" officeooo:paragraph-rsid="00226b76"/>
    </style:style>
    <style:style style:name="T1" style:family="text">
      <style:text-properties style:font-name="Arial" officeooo:rsid="00267896"/>
    </style:style>
    <style:style style:name="T2" style:family="text">
      <style:text-properties style:font-name="Arial" officeooo:rsid="00389769"/>
    </style:style>
    <style:style style:name="T3" style:family="text">
      <style:text-properties officeooo:rsid="00239a4f"/>
    </style:style>
    <style:style style:name="T4" style:family="text">
      <style:text-properties officeooo:rsid="00299d75"/>
    </style:style>
    <style:style style:name="T5" style:family="text">
      <style:text-properties officeooo:rsid="002ccc19"/>
    </style:style>
    <style:style style:name="T6" style:family="text">
      <style:text-properties officeooo:rsid="0031ac22"/>
    </style:style>
    <style:style style:name="T7" style:family="text">
      <style:text-properties officeooo:rsid="0036a666"/>
    </style:style>
    <style:style style:name="T8" style:family="text">
      <style:text-properties officeooo:rsid="003a98d6"/>
    </style:style>
    <style:style style:name="T9" style:family="text">
      <style:text-properties officeooo:rsid="003c45c9"/>
    </style:style>
    <style:style style:name="T10" style:family="text">
      <style:text-properties officeooo:rsid="00226b76"/>
    </style:style>
    <style:style style:name="T11" style:family="text">
      <style:text-properties fo:color="#000000" loext:opacity="100%" style:font-name="Arial" fo:font-size="12pt" fo:font-weight="normal" fo:background-color="#ffffff" loext:char-shading-value="0" style:font-size-asian="12pt" style:font-size-complex="12pt"/>
    </style:style>
    <style:style style:name="T12" style:family="text">
      <style:text-properties officeooo:rsid="003efa41"/>
    </style:style>
    <style:style style:name="T13" style:family="text">
      <style:text-properties officeooo:rsid="003f0fa2"/>
    </style:style>
    <style:style style:name="T14" style:family="text">
      <style:text-properties officeooo:rsid="004001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de d’utilisation <text:span text:style-name="T7">pour le téléchargement d’uen image sur le </text:span><text:span text:style-name="T14">NOX</text:span></text:p>
      <text:p text:style-name="P2"/>
      <text:p text:style-name="P2"/>
      <text:p text:style-name="P4">Voici les étapes obligatoires pour pouvoir télécharger une image <text:span text:style-name="T7">sur le </text:span><text:span text:style-name="T14">NOX</text:span></text:p>
      <text:p text:style-name="P4"/>
      <text:p text:style-name="P4"/>
      <text:p text:style-name="P4">Connexion à L’API Copernicus :</text:p>
      <text:p text:style-name="P4"/>
      <text:p text:style-name="P4"/>
      <text:p text:style-name="P5"/>
      <text:p text:style-name="P6">Récuperation des images</text:p>
      <text:p text:style-name="P16"/>
      <text:p text:style-name="P23">Paramètre de la requête a compléter :</text:p>
      <text:p text:style-name="P18"/>
      <text:p text:style-name="P22"><text:span text:style-name="T1">Lien vers l’</text:span><text:a xlink:type="simple" xlink:href="https://ads.atmosphere.copernicus.eu/cdsapp#!/dataset/cams-global-emission-inventories?tab=form" text:style-name="Internet_20_link" text:visited-style-name="Visited_20_Internet_20_Link"><text:span text:style-name="T2">API Copernicus</text:span></text:a><text:span text:style-name="T2"> pour tester vos requètes</text:span></text:p>
      <text:p text:style-name="P19"><text:tab/><text:tab/></text:p>
      <text:p text:style-name="P19">Les Variable : <text:span text:style-name="T8">cela représente les différent gaz disponible</text:span></text:p>
      <text:p text:style-name="P19"/>
      <text:p text:style-name="P24">Sources : ce sont les moyen d’émission des gaz qui sont choisis</text:p>
      <text:p text:style-name="P19"/>
      <text:p text:style-name="P24">Version : la version du logiciel qui varie entre la 1.1, 1.2, 2.1, 2.2, 3.0, 3.1, 4.2 et enfin Lastest qui prend forcément la dernière version disponible</text:p>
      <text:p text:style-name="P19"/>
      <text:p text:style-name="P20">Year qui prend une année entre 2000 et 2020 compris</text:p>
      <text:p text:style-name="P17"/>
      <text:p text:style-name="P17"><text:span text:style-name="T8">F</text:span>ormat <text:span text:style-name="T8">qui est la forme du document comprennant nos images</text:span> est soit <text:span text:style-name="T8">en .zip soit en .tar.gz</text:span></text:p>
      <text:p text:style-name="P3"/>
      <text:p text:style-name="P3"/>
      <text:p text:style-name="P7">Description du code python </text:p>
      <text:p text:style-name="P7"/>
      <text:p text:style-name="P7"><text:tab/>Connexion a copernicus</text:p>
      <text:p text:style-name="P7"/>
      <text:p text:style-name="P7"><text:tab/><text:tab/>Avoir en sa possession une clé pour pouvoir se connecter au service copernicus</text:p>
      <text:p text:style-name="P7"><text:tab/><text:tab/><text:tab/>:Identifiant + mdp</text:p>
      <text:p text:style-name="P7"><text:tab/><text:tab/></text:p>
      <text:p text:style-name="P21"><text:span text:style-name="T10"><text:tab/><text:tab/><text:tab/></text:span><text:span text:style-name="T3">Voici l’url de l’API a laquelle vous vous connectez : </text:span><text:span text:style-name="T11">https://ads.atmosphere.copernicus.eu/api/v2</text:span></text:p>
      <text:p text:style-name="P7"/>
      <text:p text:style-name="P7"/>
      <text:p text:style-name="P7"><text:tab/><text:tab/>Requète <text:s/>à l’API Copernicus </text:p>
      <text:p text:style-name="P7"/>
      <text:p text:style-name="P7"><text:tab/><text:tab/></text:p>
      <text:p text:style-name="P7"/>
      <text:p text:style-name="P7"><text:tab/><text:span text:style-name="T5">Voici le</text:span><text:span text:style-name="T9">s variables choisi pour notre requète</text:span></text:p>
      <text:p text:style-name="P7"/>
      <text:p text:style-name="P7"><text:tab/><text:span text:style-name="T12">Version : latest pour avoir la dernière version de l’affichage dispoonible</text:span></text:p>
      <text:p text:style-name="P7"/>
      <text:p text:style-name="P7"><text:tab/><text:span text:style-name="T12">Format : zip ce qui correspond au format du fichier</text:span></text:p>
      <text:p text:style-name="P7"/>
      <text:p text:style-name="P7"><text:tab/><text:span text:style-name="T13">variable : </text:span><text:span text:style-name="T14">nitrogen_oxides pour récupérer le nox</text:span></text:p>
      <text:p text:style-name="P7"><text:soft-page-break/></text:p>
      <text:p text:style-name="P7"><text:tab/><text:span text:style-name="T13">year : 2020 qui est l’année des résultats choisis</text:span></text:p>
      <text:p text:style-name="P7"/>
      <text:p text:style-name="P7"><text:tab/><text:span text:style-name="T13">source : aviation ce qui nous donne les productions des avions</text:span></text:p>
      <text:p text:style-name="P7"/>
      <text:p text:style-name="P7"/>
      <text:p text:style-name="P7"><text:tab/><text:span text:style-name="T6">Voici un exemple de ce </text:span><text:span text:style-name="T13">cela donne sous la forme d’une requète</text:span><text:span text:style-name="T6"> :</text:span></text:p>
      <text:p text:style-name="P8"/>
      <text:p text:style-name="P15"><text:span text:style-name="T10"><text:tab/></text:span>import cdsapi</text:p>
      <text:p text:style-name="P9"/>
      <text:p text:style-name="P10"><text:span text:style-name="T12">c</text:span> = cdsapi.Client()</text:p>
      <text:p text:style-name="P11"/>
      <text:p text:style-name="P11">c.retrieve(</text:p>
      <text:p text:style-name="P11"><text:s text:c="3"/>'cams-global-emission-inventories',</text:p>
      <text:p text:style-name="P11"><text:s text:c="4"/>{</text:p>
      <text:p text:style-name="P11"><text:s text:c="8"/>'version': 'latest',</text:p>
      <text:p text:style-name="P11"><text:s text:c="8"/>'format': 'zip',</text:p>
      <text:p text:style-name="P11"><text:s text:c="8"/>'variable': '<text:span text:style-name="T14">nitrogen_oxides</text:span>',</text:p>
      <text:p text:style-name="P11"><text:s text:c="8"/>'year': '2020',</text:p>
      <text:p text:style-name="P11"><text:s text:c="8"/>'source': 'aviation',</text:p>
      <text:p text:style-name="P11"><text:s text:c="4"/>},</text:p>
      <text:p text:style-name="P12"><text:s text:c="4"/>'download.zip')</text:p>
      <text:p text:style-name="P14"/>
      <text:p text:style-name="P13"/>
      <text:p text:style-name="P13"/>
      <text:p text:style-name="P7"><text:tab/><text:span text:style-name="T4">download.</text:span><text:span text:style-name="T12">zip</text:span><text:span text:style-name="T4"> est le nom du fichier qui va être utiliser par la suite pour pouvoir convertir les images sous le bon format</text:span>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1T10:32:02.922000000</meta:creation-date>
    <dc:date>2022-06-22T22:15:06.761000000</dc:date>
    <meta:editing-duration>PT11H41S</meta:editing-duration>
    <meta:editing-cycles>12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40" meta:word-count="268" meta:character-count="1760" meta:non-whitespace-character-count="1445"/>
  </office:meta>
</office:document-meta>
</file>